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dobe Garamond Pro Bold1" svg:font-family="'Adobe Garamond Pro Bold'" style:font-pitch="variable"/>
    <style:font-face style:name="Adobe Garamond Pro Bold" svg:font-family="'Adobe Garamond Pro Bold'" style:font-adornments="Bold" style:font-pitch="variable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dobe Garamond Pro" officeooo:rsid="00176ea0" officeooo:paragraph-rsid="00176ea0"/>
    </style:style>
    <style:style style:name="P2" style:family="paragraph" style:parent-style-name="Standard">
      <style:text-properties style:font-name="Adobe Garamond Pro" officeooo:rsid="00176ea0" officeooo:paragraph-rsid="0017e179"/>
    </style:style>
    <style:style style:name="P3" style:family="paragraph" style:parent-style-name="Standard">
      <style:text-properties style:font-name="Adobe Garamond Pro" officeooo:rsid="0017e179" officeooo:paragraph-rsid="0017e179"/>
    </style:style>
    <style:style style:name="P4" style:family="paragraph" style:parent-style-name="Standard">
      <style:text-properties style:font-name="Adobe Garamond Pro" officeooo:rsid="001a03ed" officeooo:paragraph-rsid="001a03ed"/>
    </style:style>
    <style:style style:name="P5" style:family="paragraph" style:parent-style-name="Standard">
      <style:text-properties style:font-name="Adobe Garamond Pro" officeooo:rsid="001ae867" officeooo:paragraph-rsid="001ae867"/>
    </style:style>
    <style:style style:name="P6" style:family="paragraph" style:parent-style-name="Standard">
      <style:text-properties style:font-name="Adobe Garamond Pro" officeooo:rsid="001af0b1" officeooo:paragraph-rsid="001a03ed"/>
    </style:style>
    <style:style style:name="P7" style:family="paragraph" style:parent-style-name="Standard">
      <style:text-properties style:font-name="Adobe Garamond Pro Bold1" officeooo:rsid="001a03ed" officeooo:paragraph-rsid="001a03ed"/>
    </style:style>
    <style:style style:name="P8" style:family="paragraph" style:parent-style-name="Standard">
      <style:text-properties style:font-name="Adobe Garamond Pro Bold" officeooo:rsid="001ae867" officeooo:paragraph-rsid="001ae867"/>
    </style:style>
    <style:style style:name="P9" style:family="paragraph" style:parent-style-name="Standard">
      <style:text-properties style:font-name="Adobe Garamond Pro" officeooo:rsid="0017e179" officeooo:paragraph-rsid="0017e179"/>
    </style:style>
    <style:style style:name="T1" style:family="text">
      <style:text-properties officeooo:rsid="00176ea0"/>
    </style:style>
    <style:style style:name="T2" style:family="text">
      <style:text-properties officeooo:rsid="0017e179"/>
    </style:style>
    <style:style style:name="T3" style:family="text">
      <style:text-properties officeooo:rsid="0019a47e"/>
    </style:style>
    <style:style style:name="T4" style:family="text">
      <style:text-properties officeooo:rsid="001a03ed"/>
    </style:style>
    <style:style style:name="T5" style:family="text">
      <style:text-properties officeooo:rsid="001ae867"/>
    </style:style>
    <style:style style:name="T6" style:family="text">
      <style:text-properties officeooo:rsid="001af0b1"/>
    </style:style>
    <style:style style:name="T7" style:family="text">
      <style:text-properties officeooo:rsid="001ed4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her, <text:span text:style-name="T4">Céphis</text:span> et Merle</text:p>
      <text:p text:style-name="P1">Déline, Lise, Ax, Goutte <text:span text:style-name="T2">et</text:span> Orge ( la Meute )</text:p>
      <text:p text:style-name="P3"><text:span text:style-name="T7">Nour</text:span>, Canante, <text:span text:style-name="T1">Éris</text:span> ( Au pénitencier )</text:p>
      <text:p text:style-name="P1"><text:span text:style-name="T3">Émilda</text:span> et <text:span text:style-name="T3">Léonie</text:span> ( les 3 Sœurs <text:span text:style-name="T5">bicentenaires </text:span>)</text:p>
      <text:p text:style-name="P2">Lalouve, <text:span text:style-name="T6"><text:s/></text:span></text:p>
      <text:p text:style-name="P3">Treille, Qassim, Maélie et Ohm <text:s/></text:p>
      <text:p text:style-name="P1">Courtecuisse</text:p>
      <text:p text:style-name="P1">Ny</text:p>
      <text:p text:style-name="P1"/>
      <text:p text:style-name="P1">L'Hordeaux, Les Marges, La Plaque, Le Bois des Ourses, La Centrale du Grand Mât <text:s/></text:p>
      <text:p text:style-name="P4">La Milice </text:p>
      <text:p text:style-name="P4">La Meute, Les Fileuses, Les Solistes, Le Raconteur, Les Sorcières <text:s text:c="2"/></text:p>
      <text:p text:style-name="P6"/>
      <text:p text:style-name="P4">Des bombe à voix</text:p>
      <text:p text:style-name="P4"/>
      <text:p text:style-name="P7">Temps 1</text:p>
      <text:p text:style-name="P4"/>
      <text:p text:style-name="P8">Temps 2</text:p>
      <text:p text:style-name="P5"/>
      <text:p text:style-name="P8">Temps 3</text:p>
      <text:p text:style-name="P5"/>
      <text:p text:style-name="P5"/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dobe Garamond Pro Bold1" svg:font-family="'Adobe Garamond Pro Bold'" style:font-pitch="variable"/>
    <style:font-face style:name="Adobe Garamond Pro Bold" svg:font-family="'Adobe Garamond Pro Bold'" style:font-adornments="Bold" style:font-pitch="variable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22:15:01.831254702</meta:creation-date>
    <dc:date>2017-10-19T15:30:06.065356153</dc:date>
    <meta:editing-duration>PT21M10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6" meta:word-count="74" meta:character-count="405" meta:non-whitespace-character-count="335"/>
  </office:meta>
</office:document-meta>
</file>